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e437a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fa05f"/>
    </style:style>
    <style:style style:name="P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203a36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27622" style:font-name="Verdana" fo:font-size="8pt" fo:letter-spacing="normal" fo:font-style="normal" fo:font-weight="normal" officeooo:paragraph-rsid="00203a36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T1" style:family="text">
      <style:text-properties fo:color="#127622"/>
    </style:style>
    <style:style style:name="T2" style:family="text">
      <style:text-properties fo:color="#127622" officeooo:rsid="001e437a"/>
    </style:style>
    <style:style style:name="T3" style:family="text">
      <style:text-properties fo:color="#2a6099" officeooo:rsid="001e437a"/>
    </style:style>
    <style:style style:name="T4" style:family="text">
      <style:text-properties fo:color="#2a6099" officeooo:rsid="00203a36"/>
    </style:style>
    <style:style style:name="T5" style:family="text">
      <style:text-properties officeooo:rsid="001fa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зерспайс</text:p>
      <text:p text:style-name="P2">1. Параметры парсятся руками<text:line-break/>2. Проверка валидности ip-адреса недостаточна<text:line-break/>3. Порт в структуре фильтра имеет тип int, что добавляет проверок<text:line-break/><text:span text:style-name="T1">4. Одни и те же определения объявляются в разных файлах</text:span></text:p>
      <text:p text:style-name="P2"><text:span text:style-name="T3">note: добавлен заголовчный файл с общими объявлениями, необходимыми клиенту и модулю</text:span><text:line-break/><text:span text:style-name="T1">6. Следим за количеством правил в драйвере при использовании команды SE</text:span><text:span text:style-name="T2">T</text:span></text:p>
      <text:p text:style-name="P3">note: добавлено условие перед вызовом enable_filter()</text:p>
      <text:p text:style-name="P2">7. Память выделенная на IP не всегда освобождается, при попытке расширения можно незаметить и оно утечёт<text:line-break/>8. Зачем вообще делать этот кусок памяти динамическим? Почему 60 байт, если выше есть проверка максимальной длины? Почему именно 60? И зачем вообще строка?<text:line-break/>9. Magic numbers - это плохо.<text:line-break/><text:span text:style-name="T1">10. Зачем несколько раз к ряду открывать уже открытую дверь (драйвер)? Так с файловыми дескрипторами работать нехорошо</text:span></text:p>
      <text:p text:style-name="P4">note: <text:span text:style-name="T5">открываю 1 раз в начале и закрывааю в конце</text:span></text:p>
      <text:p text:style-name="P1">кернел спейс</text:p>
      <text:p text:style-name="P6">1. Хуки вешаются на LOCAL_IN, то есть если пакет не предназначен для процесса в системе, то будет пропущен на FORWARDING, аналогично LOCAL_OUT</text:p>
      <text:p text:style-name="P5"><text:span text:style-name="T3">note: </text:span><text:span text:style-name="T4">сделал дополнительный хук на PRE_ROUTING (знал о том, что прозодящие мимо пакеты блокироваться не будут, думал фильтровать нужно только пакеты адресованные машине и исходящие из неё)</text:span><text:line-break/>2. Зачастую лучше объявить отдельную структуру данных, чем использовать несоответствующее поле уже имеющейся структуры для чего-то ещё<text:line-break/>3. Потребность написания своей функции inet_addr должна бы была натолкнуть на мысль о необходимости передавать данные в виде строк в ядро, это не лучшее решение<text:line-break/>4. procfs не видится полезной, нужно выводить статистику как минимум, а не просто преветственную строку<text:line-break/>5. Статистика из драйвера передаётся только в формате строки. Мало того, что это в принципе накладно, так ещё и сделать с ней ничего будет нельзя, кроме как просто вывест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29:55.452269978</meta:creation-date>
    <dc:date>2019-01-21T18:25:50.596031180</dc:date>
    <meta:editing-duration>PT10M28S</meta:editing-duration>
    <meta:editing-cycles>4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9" meta:word-count="269" meta:character-count="1787" meta:non-whitespace-character-count="1527"/>
  </office:meta>
</office:document-meta>
</file>